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wP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D/DA</text:p>
          </table:table-cell>
          <table:table-cell office:value-type="string" calcext:value-type="string">
            <text:p>Motor_MC33886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.1</text:p>
          </table:table-cell>
          <table:table-cell table:formula="of:=[.D2]+2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L.1</text:p>
          </table:table-cell>
          <table:table-cell table:formula="of:=[.D3]+2"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.7</text:p>
          </table:table-cell>
          <table:table-cell table:formula="of:=[.D4]+2"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5]+2"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_FIR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.0</text:p>
          </table:table-cell>
          <table:table-cell table:formula="of:=[.D6]+2" office:value-type="float" office:value="11" calcext:value-type="float">
            <text:p>11</text:p>
          </table:table-cell>
          <table:table-cell office:value-type="string" calcext:value-type="string">
            <text:p>DRDY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.2</text:p>
          </table:table-cell>
          <table:table-cell table:formula="of:=[.D7]+2" office:value-type="float" office:value="13" calcext:value-type="float">
            <text:p>13</text:p>
          </table:table-cell>
          <table:table-cell office:value-type="string" calcext:value-type="string">
            <text:p>PDW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.3</text:p>
          </table:table-cell>
          <table:table-cell table:formula="of:=[.D8]+2" office:value-type="float" office:value="15" calcext:value-type="float">
            <text:p>15</text:p>
          </table:table-cell>
          <table:table-cell office:value-type="string" calcext:value-type="string">
            <text:p>CS0_ADS12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table:formula="of:=[.D9]+2"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I</text:p>
          </table:table-cell>
          <table:table-cell table:formula="of:=[.D10]+2" office:value-type="float" office:value="19" calcext:value-type="float">
            <text:p>19</text:p>
          </table:table-cell>
          <table:table-cell office:value-type="string" calcext:value-type="string">
            <text:p>DI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O</text:p>
          </table:table-cell>
          <table:table-cell table:formula="of:=[.D11]+2" office:value-type="float" office:value="21" calcext:value-type="float">
            <text:p>21</text:p>
          </table:table-cell>
          <table:table-cell office:value-type="string" calcext:value-type="string">
            <text:p>DOU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table:formula="of:=[.D12]+2" office:value-type="float" office:value="23" calcext:value-type="float">
            <text:p>23</text:p>
          </table:table-cell>
          <table:table-cell office:value-type="string" calcext:value-type="string">
            <text:p>SC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13]+2"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_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A.0</text:p>
          </table:table-cell>
          <table:table-cell table:formula="of:=[.D14]+2"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.21</text:p>
          </table:table-cell>
          <table:table-cell table:formula="of:=[.D15]+2"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JOY_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.22</text:p>
          </table:table-cell>
          <table:table-cell table:formula="of:=[.D16]+2" office:value-type="float" office:value="31" calcext:value-type="float">
            <text:p>3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M3_BLU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PIO.23</text:p>
          </table:table-cell>
          <table:table-cell table:formula="of:=[.D17]+2" office:value-type="float" office:value="33" calcext:value-type="float">
            <text:p>3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M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.24</text:p>
          </table:table-cell>
          <table:table-cell table:formula="of:=[.D18]+2" office:value-type="float" office:value="35" calcext:value-type="float">
            <text:p>35</text:p>
          </table:table-cell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BTN_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.25</text:p>
          </table:table-cell>
          <table:table-cell table:formula="of:=[.D19]+2" office:value-type="float" office:value="37" calcext:value-type="float">
            <text:p>3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WM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0]+2"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_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table:formula="of:=[.D23]+2"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4]+2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xD</text:p>
          </table:table-cell>
          <table:table-cell table:formula="of:=[.D25]+2"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xD</text:p>
          </table:table-cell>
          <table:table-cell table:formula="of:=[.D26]+2"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.1</text:p>
          </table:table-cell>
          <table:table-cell table:formula="of:=[.D27]+2" office:value-type="float" office:value="12" calcext:value-type="float">
            <text:p>12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8]+2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_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.4</text:p>
          </table:table-cell>
          <table:table-cell table:formula="of:=[.D29]+2" office:value-type="float" office:value="16" calcext:value-type="float">
            <text:p>16</text:p>
          </table:table-cell>
          <table:table-cell office:value-type="string" calcext:value-type="string">
            <text:p>CS1_DAC855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.5</text:p>
          </table:table-cell>
          <table:table-cell table:formula="of:=[.D30]+2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JOY_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1]+2"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_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.6</text:p>
          </table:table-cell>
          <table:table-cell table:formula="of:=[.D32]+2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JOY_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O</text:p>
          </table:table-cell>
          <table:table-cell table:formula="of:=[.D33]+2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1</text:p>
          </table:table-cell>
          <table:table-cell table:formula="of:=[.D34]+2"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L.0</text:p>
          </table:table-cell>
          <table:table-cell table:formula="of:=[.D35]+2" office:value-type="float" office:value="28" calcext:value-type="float">
            <text:p>28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6]+2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.26</text:p>
          </table:table-cell>
          <table:table-cell table:formula="of:=[.D37]+2"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WMB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8]+2"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_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.27</text:p>
          </table:table-cell>
          <table:table-cell table:formula="of:=[.D39]+2"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JOY_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.28</text:p>
          </table:table-cell>
          <table:table-cell table:formula="of:=[.D40]+2" office:value-type="float" office:value="38" calcext:value-type="float">
            <text:p>3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1_RE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.29</text:p>
          </table:table-cell>
          <table:table-cell table:formula="of:=[.D41]+2" office:value-type="float" office:value="40" calcext:value-type="float">
            <text:p>4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2_GRE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09:35:52.135020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1:59:12.422917705</meta:creation-date>
    <dc:date>2017-12-17T22:00:30.547010306</dc:date>
    <meta:editing-duration>PT21H12M45S</meta:editing-duration>
    <meta:editing-cycles>11</meta:editing-cycles>
    <meta:generator>LibreOffice/5.1.6.2$Linux_X86_64 LibreOffice_project/10m0$Build-2</meta:generator>
    <meta:document-statistic meta:table-count="1" meta:cell-count="226" meta:object-count="0"/>
  </office:meta>
</office:document-meta>
</file>